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Gabarito/Respostas Estruturadas</text:p>
      <text:p text:style-name="Preformatted_20_Text"/>
      <text:p text:style-name="Preformatted_20_Text">1. Implementação do "Olá Mundo!" em Três Linguagens</text:p>
      <text:p text:style-name="Preformatted_20_Text">Linguagens Utilizadas:</text:p>
      <text:p text:style-name="Preformatted_20_Text"><text:s text:c="4"/>• Linguagem 1: Python</text:p>
      <text:p text:style-name="Preformatted_20_Text"><text:s text:c="4"/>• Linguagem 2: JavaScript</text:p>
      <text:p text:style-name="Preformatted_20_Text"><text:s text:c="4"/>• Linguagem 3: C</text:p>
      <text:p text:style-name="Preformatted_20_Text">Comando de Saída de Dados:</text:p>
      <text:p text:style-name="Preformatted_20_Text"><text:s text:c="4"/>• Linguagem 1: “print(“”)”</text:p>
      <text:p text:style-name="Preformatted_20_Text"><text:s text:c="4"/>• Linguagem 2: “console.log(””);”</text:p>
      <text:p text:style-name="Preformatted_20_Text"><text:s text:c="4"/>• Linguagem 3: “printf(“”);”</text:p>
      <text:p text:style-name="Preformatted_20_Text"/>
      <text:p text:style-name="Preformatted_20_Text">2. Identificação das Partes do Algoritmo</text:p>
      <text:p text:style-name="Preformatted_20_Text">Problema: Cálculo da Idade com Base no Ano de Nascimento</text:p>
      <text:p text:style-name="Preformatted_20_Text">a) Entrada de Dados:</text:p>
      <text:p text:style-name="Preformatted_20_Text"><text:s text:c="4"/>• Ano de nascimento EX: 2004</text:p>
      <text:p text:style-name="Preformatted_20_Text">b) Processamento Realizado:</text:p>
      <text:p text:style-name="Preformatted_20_Text"><text:s text:c="4"/>• Calcular: (Ano Atual - 2004 )</text:p>
      <text:p text:style-name="Preformatted_20_Text">c) Saída de Dados:</text:p>
      <text:p text:style-name="Preformatted_20_Text"><text:s text:c="4"/>• Idade Atual EX: 20</text:p>
      <text:p text:style-name="Preformatted_20_Text"/>
      <text:p text:style-name="Preformatted_20_Text">3. Análise de Problemas e Identificação das Partes do Algoritmo</text:p>
      <text:p text:style-name="Preformatted_20_Text">a) Cálculo do Salário Final de um Funcionário</text:p>
      <text:p text:style-name="Preformatted_20_Text"><text:s text:c="4"/>• Entrada de Dados: Salario Base e Bônus </text:p>
      <text:p text:style-name="Preformatted_20_Text"/>
      <text:p text:style-name="Preformatted_20_Text"><text:s text:c="4"/>• Saída de Dados: Salario + Bônus</text:p>
      <text:p text:style-name="Preformatted_20_Text"><text:s text:c="4"/>• Possíveis Variáveis: salario, bonus</text:p>
      <text:p text:style-name="Preformatted_20_Text">b) Cálculo do Valor a Ser Pago em um Posto de Gasolina</text:p>
      <text:p text:style-name="Preformatted_20_Text"><text:s text:c="4"/>• Entrada de Dados: Quantidade de Litros e Preço por Litro </text:p>
      <text:p text:style-name="Preformatted_20_Text"><text:s text:c="6"/></text:p>
      <text:p text:style-name="Preformatted_20_Text"><text:s text:c="4"/>• Saída de Dados: Litros * Preço = Preço de Pagamento</text:p>
      <text:p text:style-name="Preformatted_20_Text"><text:s text:c="4"/>• Possíveis Variáveis: litros, preco</text:p>
      <text:p text:style-name="Preformatted_20_Text">c) Registro de Informações Básicas de Pacientes</text:p>
      <text:p text:style-name="Preformatted_20_Text"><text:s text:c="4"/>• Entrada de Dados: Sexo (M ou F), Dia, mês e Ano, Altura e peso</text:p>
      <text:p text:style-name="Preformatted_20_Text"><text:s text:c="4"/>• Saída de Dados: Dados de um Paciente</text:p>
      <text:p text:style-name="Preformatted_20_Text"><text:s text:c="4"/>• Possíveis Variáveis: sexo, dia_de_N, mes_de_N, ano_de_N, altura, peso</text:p>
      <text:p text:style-name="Preformatted_20_Text"/>
      <text:p text:style-name="Preformatted_20_Text">4. Expressões Matemáticas em C</text:p>
      <text:p text:style-name="Preformatted_20_Text">a) Cálculo do Preço Final de um Produto</text:p>
      <text:p text:style-name="Preformatted_20_Text"><text:s text:c="4"/>• Expressão Matemática: valor_imp = valor + (x * 0.10 <text:s/>) -5.00</text:p>
      <text:p text:style-name="Preformatted_20_Text"><text:s text:c="4"/>• Variáveis Utilizadas: valor , valor com imposto e disconto</text:p>
      <text:p text:style-name="Preformatted_20_Text">b) Cálculo da Média Ponderada</text:p>
      <text:p text:style-name="Preformatted_20_Text"><text:s text:c="4"/>• Expressão Matemática: md_pd = <text:s/>(?1 × ?1 + ?2 × ?2 + ?3 × ?3) / ?1 + ?2 + ?3 </text:p>
      <text:p text:style-name="Preformatted_20_Text"><text:s text:c="4"/>• Variáveis Utilizadas: média ponderada , e varives das notas dos alunos, numero de notas e as notas em sí </text:p>
      <text:p text:style-name="Preformatted_20_Text">c) Cálculo da Distância Total Percorrida por um Ciclista</text:p>
      <text:p text:style-name="Preformatted_20_Text"><text:s text:c="4"/>• Expressão Matemática: distancia = t1+t2 * v1+v2</text:p>
      <text:p text:style-name="Preformatted_20_Text"><text:s text:c="4"/>• Variáveis Utilizadas: duas do tempo e duas velocidade</text:p>
      <text:p text:style-name="Preformatted_20_Text">d) Cálculo de um Polinômio Quadrático</text:p>
      <text:p text:style-name="Preformatted_20_Text"><text:s text:c="4"/>• Expressão Matemática: y = a*x**2 + b*x +c</text:p>
      <text:p text:style-name="Preformatted_20_Text"><text:s text:c="4"/>• Variáveis Utilizadas:</text:p>
      <text:p text:style-name="Preformatted_20_Text"><text:s text:c="4"/>• <text:s/>? x (float) ? valor fornecido pelo usuário </text:p>
      <text:p text:style-name="Preformatted_20_Text"><text:s text:c="4"/>• ? a, b, c (float) ? coeficientes do polinômio </text:p>
      <text:p text:style-name="Preformatted_20_Text"><text:s text:c="4"/>• ? y (float) ? resultado do cálculo </text:p>
      <text:p text:style-name="Preformatted_20_Text"/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1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48" meta:word-count="355" meta:character-count="2081" meta:non-whitespace-character-count="1641"/>
    <meta:generator>Neat_Office/6.2.8.2$Windows_x86 LibreOffice_project/</meta:generator>
  </office:meta>
</office:document-meta>
</file>